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8.508cm" svg:y="2.045cm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07:32.852102089</meta:creation-date>
    <dc:date>2023-03-27T16:45:21.194824453</dc:date>
    <meta:editing-duration>PT27M38S</meta:editing-duration>
    <meta:editing-cycles>1</meta:editing-cycles>
    <meta:document-statistic meta:table-count="1" meta:cell-count="3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:Sheet1.B15" svg:x="0.319cm" svg:y="0.18cm" svg:width="12.508cm" svg:height="8.646cm">
          <chart:coordinate-region svg:x="1.126cm" svg:y="0.38cm" svg:width="11.51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5</svg:desc>
                </draw:g>
              </table:table-cell>
              <table:table-cell office:value-type="float" office:value="0">
                <text:p>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